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0.23mm" svg:height="79.90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21.71mm" svg:height="80.96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19.33mm" svg:height="68.26mm" style:rel-width="scale" style:rel-height="scale"><draw:object-ole xlink:href="OleObj3"/><draw:image xlink:href="ObjectReplacements/OleObj3"/></draw:frame><text:span text:style-name="T1"/></text:p>
      <text:p text:style-name="P1"><text:span text:style-name="T1">#include &lt;stdio.h&gt;</text:span></text:p>
      <text:p text:style-name="P1"><text:span text:style-name="T1"/></text:p>
      <text:p text:style-name="P1"><text:span text:style-name="T1">#define MAX_SIZE 10</text:span></text:p>
      <text:p text:style-name="P1"><text:span text:style-name="T1"/></text:p>
      <text:p text:style-name="P1"><text:span text:style-name="T1">void matrixAddition(int mat1[][MAX_SIZE], int mat2[][MAX_SIZE], int result[][MAX_SIZE], int rows, int cols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for (j = 0; j &lt; cols; j++) {</text:span></text:p>
      <text:p text:style-name="P1"><text:span text:style-name="T1"><text:s text:c="12"/>result[i][j] = mat1[i][j] + mat2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matrixMultiplication(int mat1[][MAX_SIZE], int mat2[][MAX_SIZE], int result[][MAX_SIZE], int rows1, int cols1, int cols2) {</text:span></text:p>
      <text:p text:style-name="P1"><text:span text:style-name="T1"><text:s text:c="4"/>int i, j, k;</text:span></text:p>
      <text:p text:style-name="P1"><text:span text:style-name="T1"><text:s text:c="4"/>for (i = 0; i &lt; rows1; i++) {</text:span></text:p>
      <text:p text:style-name="P1"><text:span text:style-name="T1"><text:s text:c="8"/>for (j = 0; j &lt; cols2; j++) {</text:span></text:p>
      <text:p text:style-name="P1"><text:span text:style-name="T1"><text:s text:c="12"/>result[i][j] = 0;</text:span></text:p>
      <text:p text:style-name="P1"><text:span text:style-name="T1"><text:s text:c="12"/>for (k = 0; k &lt; cols1; k++) {</text:span></text:p>
      <text:p text:style-name="P1"><text:span text:style-name="T1"><text:s text:c="16"/>result[i][j] += mat1[i][k] * mat2[k][j]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int isSymmetric(int mat[][MAX_SIZE], int rows, int cols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for (j = 0; j &lt; cols; j++) {</text:span></text:p>
      <text:p text:style-name="P1"><text:span text:style-name="T1"><text:s text:c="12"/>if (mat[i][j] != mat[j][i]) {</text:span></text:p>
      <text:p text:style-name="P1"><text:span text:style-name="T1"><text:s text:c="16"/>return 0; // Not symmetric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return 1; // Symmetric</text:span></text:p>
      <text:p text:style-name="P1"><text:span text:style-name="T1">}</text:span></text:p>
      <text:p text:style-name="P1"><text:span text:style-name="T1"/></text:p>
      <text:p text:style-name="P1"><text:span text:style-name="T1">int findPrincipalDiagonalSum(int mat[][MAX_SIZE], int rows, int cols) {</text:span></text:p>
      <text:p text:style-name="P1"><text:span text:style-name="T1"><text:s text:c="4"/>int i, sum = 0;</text:span></text:p>
      <text:p text:style-name="P1"><text:span text:style-name="T1"><text:s text:c="4"/>for (i = 0; i &lt; rows &amp;&amp; i &lt; cols; i++) {</text:span></text:p>
      <text:p text:style-name="P1"><text:span text:style-name="T1"><text:s text:c="8"/>sum += mat[i][i];</text:span></text:p>
      <text:p text:style-name="P1"><text:span text:style-name="T1"><text:s text:c="4"/>}</text:span></text:p>
      <text:p text:style-name="P1"><text:span text:style-name="T1"><text:s text:c="4"/>return sum;</text:span></text:p>
      <text:p text:style-name="P1"><text:span text:style-name="T1">}</text:span></text:p>
      <text:p text:style-name="P1"><text:span text:style-name="T1"/></text:p>
      <text:p text:style-name="P1"><text:span text:style-name="T1">int findNonPrincipalDiagonalSum(int mat[][MAX_SIZE], int rows, int cols) {</text:span></text:p>
      <text:p text:style-name="P1"><text:span text:style-name="T1"><text:s text:c="4"/>int i, j, sum = 0;</text:span></text:p>
      <text:p text:style-name="P1"><text:span text:style-name="T1"><text:s text:c="4"/>for (i = 0, j = cols - 1; i &lt; rows &amp;&amp; j &gt;= 0; i++, j--) {</text:span></text:p>
      <text:p text:style-name="P1"><text:span text:style-name="T1"><text:s text:c="8"/>sum += mat[i][j];</text:span></text:p>
      <text:p text:style-name="P1"><text:span text:style-name="T1"><text:s text:c="4"/>}</text:span></text:p>
      <text:p text:style-name="P1"><text:span text:style-name="T1"><text:s text:c="4"/>return sum;</text:span></text:p>
      <text:p text:style-name="P1"><text:span text:style-name="T1">}</text:span></text:p>
      <text:p text:style-name="P1"><text:span text:style-name="T1"/></text:p>
      <text:p text:style-name="P1"><text:span text:style-name="T1">void findRowSums(int mat[][MAX_SIZE], int rows, int cols, int rowSums[]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rowSums[i] = 0;</text:span></text:p>
      <text:p text:style-name="P1"><text:span text:style-name="T1"><text:s text:c="8"/>for (j = 0; j &lt; cols; j++) {</text:span></text:p>
      <text:p text:style-name="P1"><text:span text:style-name="T1"><text:s text:c="12"/>rowSums[i] += mat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findColumnSums(int mat[][MAX_SIZE], int rows, int cols, int colSums[]) {</text:span></text:p>
      <text:p text:style-name="P1"><text:span text:style-name="T1"><text:s text:c="4"/>int i, j;</text:span></text:p>
      <text:p text:style-name="P1"><text:span text:style-name="T1"><text:s text:c="4"/>for (j = 0; j &lt; cols; j++) {</text:span></text:p>
      <text:p text:style-name="P1"><text:span text:style-name="T1"><text:s text:c="8"/>colSums[j] = 0;</text:span></text:p>
      <text:p text:style-name="P1"><text:span text:style-name="T1"><text:s text:c="8"/>for (i = 0; i &lt; rows; i++) {</text:span></text:p>
      <text:p text:style-name="P1"><text:span text:style-name="T1"><text:s text:c="12"/>colSums[j] += mat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findMatrixTranspose(int mat[][MAX_SIZE], int rows, int cols, int transpose[][MAX_SIZE]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for (j = 0; j &lt; cols; j++) {</text:span></text:p>
      <text:p text:style-name="P1"><text:span text:style-name="T1"><text:s text:c="12"/>transpose[j][i] = mat[i][j]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displayMatrix(int mat[][MAX_SIZE], int rows, int cols) {</text:span></text:p>
      <text:p text:style-name="P1"><text:span text:style-name="T1"><text:s text:c="4"/>int i, j;</text:span></text:p>
      <text:p text:style-name="P1"><text:span text:style-name="T1"><text:s text:c="4"/>for (i = 0; i &lt; rows; i++) {</text:span></text:p>
      <text:p text:style-name="P1"><text:span text:style-name="T1"><text:s text:c="8"/>for (j = 0; j &lt; cols; j++) {</text:span></text:p>
      <text:p text:style-name="P1"><text:span text:style-name="T1"><text:s text:c="12"/>printf("%d ", mat[i][j]);</text:span></text:p>
      <text:p text:style-name="P1"><text:span text:style-name="T1"><text:s text:c="8"/>}</text:span></text:p>
      <text:p text:style-name="P1"><text:span text:style-name="T1"><text:s text:c="8"/>printf("\n");</text:span></text:p>
      <text:p text:style-name="P1"><text:span text:style-name="T1"><text:s text:c="4"/>}</text:span></text:p>
      <text:p text:style-name="P1"><text:span text:style-name="T1"><text:s text:c="4"/>printf("\n");</text:span></text:p>
      <text:p text:style-name="P1"><text:span text:style-name="T1">}</text:span></text:p>
      <text:p text:style-name="P1"><text:span text:style-name="T1"/></text:p>
      <text:p text:style-name="P1"><text:span text:style-name="T1">int main() {</text:span></text:p>
      <text:p text:style-name="P1"><text:span text:style-name="T1"><text:s text:c="4"/>int mat1[MAX_SIZE][MAX_SIZE], mat2[MAX_SIZE][MAX_SIZE], result[MAX_SIZE][MAX_SIZE];</text:span></text:p>
      <text:p text:style-name="P1"><text:span text:style-name="T1"><text:s text:c="4"/>int rows1, cols1, rows2, cols2;</text:span></text:p>
      <text:p text:style-name="P1"><text:span text:style-name="T1"/></text:p>
      <text:p text:style-name="P1"><text:span text:style-name="T1"><text:s text:c="4"/>printf("Enter the number of rows and columns for the first matrix: ");</text:span></text:p>
      <text:p text:style-name="P1"><text:span text:style-name="T1"><text:s text:c="4"/>scanf("%d %d", &amp;rows1, &amp;cols1);</text:span></text:p>
      <text:p text:style-name="P1"><text:span text:style-name="T1"/></text:p>
      <text:p text:style-name="P1"><text:span text:style-name="T1"><text:s text:c="4"/>printf("Enter the elements of the first matrix:\n");</text:span></text:p>
      <text:p text:style-name="P1"><text:span text:style-name="T1"><text:s text:c="4"/>int i, j;</text:span></text:p>
      <text:p text:style-name="P1"><text:span text:style-name="T1"><text:s text:c="4"/>for (i = 0; i &lt; rows1; i++) {</text:span></text:p>
      <text:p text:style-name="P1"><text:span text:style-name="T1"><text:s text:c="8"/>for (j = 0; j &lt; cols1; j++) {</text:span></text:p>
      <text:p text:style-name="P1"><text:span text:style-name="T1"><text:s text:c="12"/>scanf("%d", &amp;mat1[i][j]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rintf("Enter the number of rows and columns for the second matrix: ");</text:span></text:p>
      <text:p text:style-name="P1"><text:span text:style-name="T1"><text:s text:c="4"/>scanf("%d %d", &amp;rows2, &amp;cols2);</text:span></text:p>
      <text:p text:style-name="P1"><text:span text:style-name="T1"/></text:p>
      <text:p text:style-name="P1"><text:span text:style-name="T1"><text:s text:c="4"/>printf("Enter the elements of the second matrix:\n");</text:span></text:p>
      <text:p text:style-name="P1"><text:span text:style-name="T1"><text:s text:c="4"/>for (i = 0; i &lt; rows2; i++) {</text:span></text:p>
      <text:p text:style-name="P1"><text:span text:style-name="T1"><text:s text:c="8"/>for (j = 0; j &lt; cols2; j++) {</text:span></text:p>
      <text:p text:style-name="P1"><text:span text:style-name="T1"><text:s text:c="12"/>scanf("%d", &amp;mat2[i][j]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Perform matrix addition</text:span></text:p>
      <text:p text:style-name="P1"><text:span text:style-name="T1"><text:s text:c="4"/>if (rows1 == rows2 &amp;&amp; cols1 == cols2) {</text:span></text:p>
      <text:p text:style-name="P1"><text:span text:style-name="T1"><text:s text:c="8"/>matrixAddition(mat1, mat2, result, rows1, cols1);</text:span></text:p>
      <text:p text:style-name="P1"><text:span text:style-name="T1"><text:s text:c="8"/>printf("\nResult of matrix addition:\n");</text:span></text:p>
      <text:p text:style-name="P1"><text:span text:style-name="T1"><text:s text:c="8"/>displayMatrix(result, rows1, cols1);</text:span></text:p>
      <text:p text:style-name="P1"><text:span text:style-name="T1"><text:s text:c="4"/>} else {</text:span></text:p>
      <text:p text:style-name="P1"><text:span text:style-name="T1"><text:s text:c="8"/>printf("\nMatrix addition is not possible. The matrices must have the same dimensions.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Perform matrix multiplication</text:span></text:p>
      <text:p text:style-name="P1"><text:span text:style-name="T1"><text:s text:c="4"/>if (cols1 == rows2) {</text:span></text:p>
      <text:p text:style-name="P1"><text:span text:style-name="T1"><text:s text:c="8"/>matrixMultiplication(mat1, mat2, result, rows1, cols1, cols2);</text:span></text:p>
      <text:p text:style-name="P1"><text:span text:style-name="T1"><text:s text:c="8"/>printf("\nResult of matrix multiplication:\n");</text:span></text:p>
      <text:p text:style-name="P1"><text:span text:style-name="T1"><text:s text:c="8"/>displayMatrix(result, rows1, cols2);</text:span></text:p>
      <text:p text:style-name="P1"><text:span text:style-name="T1"><text:s text:c="4"/>} else {</text:span></text:p>
      <text:p text:style-name="P1"><text:span text:style-name="T1"><text:s text:c="8"/>printf("\nMatrix multiplication is not possible. The number of columns in the first matrix must be equal to the number of rows in the second matrix.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Check if matrices are symmetric</text:span></text:p>
      <text:p text:style-name="P1"><text:span text:style-name="T1"><text:s text:c="4"/>printf("Checking if matrices are symmetric...\n");</text:span></text:p>
      <text:p text:style-name="P1"><text:span text:style-name="T1"><text:s text:c="4"/>int isMat1Symmetric = isSymmetric(mat1, rows1, cols1);</text:span></text:p>
      <text:p text:style-name="P1"><text:span text:style-name="T1"><text:s text:c="4"/>int isMat2Symmetric = isSymmetric(mat2, rows2, cols2);</text:span></text:p>
      <text:p text:style-name="P1"><text:span text:style-name="T1"/></text:p>
      <text:p text:style-name="P1"><text:span text:style-name="T1"><text:s text:c="4"/>if (isMat1Symmetric)</text:span></text:p>
      <text:p text:style-name="P1"><text:span text:style-name="T1"><text:s text:c="8"/>printf("\nMatrix 1 is symmetric.\n");</text:span></text:p>
      <text:p text:style-name="P1"><text:span text:style-name="T1"><text:s text:c="4"/>else</text:span></text:p>
      <text:p text:style-name="P1"><text:span text:style-name="T1"><text:s text:c="8"/>printf("\nMatrix 1 is not symmetric.\n");</text:span></text:p>
      <text:p text:style-name="P1"><text:span text:style-name="T1"/></text:p>
      <text:p text:style-name="P1"><text:span text:style-name="T1"><text:s text:c="4"/>if (isMat2Symmetric)</text:span></text:p>
      <text:p text:style-name="P1"><text:span text:style-name="T1"><text:s text:c="8"/>printf("\nMatrix 2 is symmetric.\n");</text:span></text:p>
      <text:p text:style-name="P1"><text:span text:style-name="T1"><text:s text:c="4"/>else</text:span></text:p>
      <text:p text:style-name="P1"><text:span text:style-name="T1"><text:s text:c="8"/>printf("\nMatrix 2 is not symmetric.\n");</text:span></text:p>
      <text:p text:style-name="P1"><text:span text:style-name="T1"/></text:p>
      <text:p text:style-name="P1"><text:span text:style-name="T1"><text:s text:c="4"/>// Find sum of principal and non-principal diagonals of matrix 1</text:span></text:p>
      <text:p text:style-name="P1"><text:span text:style-name="T1"><text:s text:c="4"/>int principalDiagonalSum = findPrincipalDiagonalSum(mat1, rows1, cols1);</text:span></text:p>
      <text:p text:style-name="P1"><text:span text:style-name="T1"><text:s text:c="4"/>int nonPrincipalDiagonalSum = findNonPrincipalDiagonalSum(mat1, rows1, cols1);</text:span></text:p>
      <text:p text:style-name="P1"><text:span text:style-name="T1"/></text:p>
      <text:p text:style-name="P1"><text:span text:style-name="T1"><text:s text:c="4"/>printf("\nSum of principal diagonal of matrix 1: %d\n", principalDiagonalSum);</text:span></text:p>
      <text:p text:style-name="P1"><text:span text:style-name="T1"><text:s text:c="4"/>printf("\nSum of non-principal diagonal of matrix 1: %d\n", nonPrincipalDiagonalSum);</text:span></text:p>
      <text:p text:style-name="P1"><text:span text:style-name="T1"/></text:p>
      <text:p text:style-name="P1"><text:span text:style-name="T1"><text:s text:c="4"/>// Find sum of every row and every column of matrix 1</text:span></text:p>
      <text:p text:style-name="P1"><text:span text:style-name="T1"><text:s text:c="4"/>int rowSums[MAX_SIZE], colSums[MAX_SIZE];</text:span></text:p>
      <text:p text:style-name="P1"><text:span text:style-name="T1"/></text:p>
      <text:p text:style-name="P1"><text:span text:style-name="T1"><text:s text:c="4"/>findRowSums(mat1, rows1, cols1, rowSums);</text:span></text:p>
      <text:p text:style-name="P1"><text:span text:style-name="T1"><text:s text:c="4"/>printf("\nSum of every row of matrix 1:\n");</text:span></text:p>
      <text:p text:style-name="P1"><text:span text:style-name="T1"><text:s text:c="4"/>for (i = 0; i &lt; rows1; i++) {</text:span></text:p>
      <text:p text:style-name="P1"><text:span text:style-name="T1"><text:s text:c="8"/>printf("Row %d: %d\n", i + 1, rowSums[i]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indColumnSums(mat1, rows1, cols1, colSums);</text:span></text:p>
      <text:p text:style-name="P1"><text:span text:style-name="T1"><text:s text:c="4"/>printf("\nSum of every column of matrix 1:\n");</text:span></text:p>
      <text:p text:style-name="P1"><text:span text:style-name="T1"><text:s text:c="4"/>for (j = 0; j &lt; cols1; j++) {</text:span></text:p>
      <text:p text:style-name="P1"><text:span text:style-name="T1"><text:s text:c="8"/>printf("Column %d: %d\n", j + 1, colSums[j]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transpose of matrix 1</text:span></text:p>
      <text:p text:style-name="P1"><text:span text:style-name="T1"><text:s text:c="4"/>int transpose[MAX_SIZE][MAX_SIZE];</text:span></text:p>
      <text:p text:style-name="P1"><text:span text:style-name="T1"><text:s text:c="4"/>findMatrixTranspose(mat1, rows1, cols1, transpose);</text:span></text:p>
      <text:p text:style-name="P1"><text:span text:style-name="T1"><text:s text:c="4"/>printf("\nTranspose of matrix 1:\n");</text:span></text:p>
      <text:p text:style-name="P1"><text:span text:style-name="T1"><text:s text:c="4"/>displayMatrix(transpose, cols1, rows1);</text:span></text:p>
      <text:p text:style-name="P1"><text:span text:style-name="T1"/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